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cc99" draw:textarea-horizontal-align="justify" draw:textarea-vertical-align="middle" draw:auto-grow-height="false" fo:min-height="1.782cm" fo:min-width="3.437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906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000000" draw:marker-start="" draw:marker-end="Diamond_20_unfilled" draw:fill-color="#000000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258cm"/>
    </style:style>
    <style:style style:name="gr7" style:family="graphic" style:parent-style-name="standard">
      <style:graphic-properties svg:stroke-color="#000000" draw:marker-end="Diamond_20_unfilled" draw:fill-color="#000000" draw:textarea-vertical-align="middle"/>
    </style:style>
    <style:style style:name="gr8" style:family="graphic" style:parent-style-name="standard">
      <style:graphic-properties svg:stroke-color="#000000" draw:fill-color="#ffcc99" draw:textarea-horizontal-align="justify" draw:textarea-vertical-align="middle" draw:auto-grow-height="false" fo:min-height="1.782cm" fo:min-width="2.762cm"/>
    </style:style>
    <style:style style:name="gr9" style:family="graphic" style:parent-style-name="standard">
      <style:graphic-properties svg:stroke-color="#000000" draw:fill-color="#ffcc99" draw:textarea-horizontal-align="justify" draw:textarea-vertical-align="middle" draw:auto-grow-height="false" fo:min-height="1.782cm" fo:min-width="2.909cm"/>
    </style:style>
    <style:style style:name="gr10" style:family="graphic" style:parent-style-name="standard">
      <style:graphic-properties svg:stroke-color="#000000" draw:fill-color="#ffcc99" draw:textarea-horizontal-align="justify" draw:textarea-vertical-align="middle" draw:auto-grow-height="false" fo:min-height="1.782cm" fo:min-width="2.715cm"/>
    </style:style>
    <style:style style:name="gr11" style:family="graphic" style:parent-style-name="standard">
      <style:graphic-properties svg:stroke-color="#000000" draw:fill-color="#ffcc99" draw:textarea-horizontal-align="justify" draw:textarea-vertical-align="middle" draw:auto-grow-height="false" fo:min-height="1.782cm" fo:min-width="2.922cm"/>
    </style:style>
    <style:style style:name="gr12" style:family="graphic" style:parent-style-name="standard">
      <style:graphic-properties draw:stroke="none" svg:stroke-color="#000000" draw:fill="none" draw:fill-color="#ffffff" fo:min-height="0.385cm"/>
    </style:style>
    <style:style style:name="P1" style:family="paragraph">
      <loext:graphic-properties draw:fill-color="#ffcc99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3pt" style:font-size-asian="13pt" style:font-size-complex="13pt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2" draw:id="id2">
          <draw:g>
            <draw:custom-shape draw:style-name="gr1" draw:text-style-name="P1" draw:layer="layout" svg:width="3.937cm" svg:height="2.032cm" svg:x="11.722cm" svg:y="1.3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1.722cm" svg:y1="2.127cm" svg:x2="15.659cm" svg:y2="2.127cm">
              <text:p/>
            </draw:line>
            <draw:g>
              <draw:frame draw:style-name="gr3" draw:text-style-name="P3" draw:layer="layout" svg:width="3.81cm" svg:height="2.156cm" svg:x="11.776cm" svg:y="1.365cm">
                <draw:text-box>
                  <text:p><text:span text:style-name="T1">Object</text:span></text:p>
                </draw:text-box>
              </draw:frame>
            </draw:g>
          </draw:g>
        </draw:g>
        <draw:connector draw:style-name="gr4" draw:text-style-name="P2" draw:layer="layout" svg:x1="6.426cm" svg:y1="5.565cm" svg:x2="13.69cm" svg:y2="3.521cm" draw:start-shape="id1" draw:start-glue-point="0" draw:end-shape="id2" draw:end-glue-point="2" svg:d="M6426 5565v-1022h7264v-1022" svg:viewBox="0 0 7265 2045">
          <text:p/>
        </draw:connector>
        <draw:connector draw:style-name="gr4" draw:text-style-name="P2" draw:layer="layout" svg:x1="11.053cm" svg:y1="5.565cm" svg:x2="13.69cm" svg:y2="3.521cm" draw:start-shape="id3" draw:start-glue-point="0" draw:end-shape="id2" draw:end-glue-point="2" svg:d="M11053 5565v-1022h2637v-1022" svg:viewBox="0 0 2638 2045">
          <text:p/>
        </draw:connector>
        <draw:connector draw:style-name="gr4" draw:text-style-name="P2" draw:layer="layout" svg:x1="15.629cm" svg:y1="5.565cm" svg:x2="13.69cm" svg:y2="3.521cm" draw:start-shape="id4" draw:start-glue-point="0" draw:end-shape="id2" draw:end-glue-point="2" svg:d="M15629 5565v-1022h-1939v-1022" svg:viewBox="0 0 1940 2045">
          <text:p/>
        </draw:connector>
        <draw:connector draw:style-name="gr4" draw:text-style-name="P2" draw:layer="layout" svg:x1="20.133cm" svg:y1="5.565cm" svg:x2="13.69cm" svg:y2="3.521cm" draw:start-shape="id5" draw:start-glue-point="0" draw:end-shape="id2" draw:end-glue-point="2" svg:d="M20133 5565v-1022h-6443v-1022" svg:viewBox="0 0 6444 2045">
          <text:p/>
        </draw:connector>
        <draw:connector draw:style-name="gr5" draw:text-style-name="P4" draw:layer="layout" draw:line-skew="0.272cm" svg:x1="6.426cm" svg:y1="7.721cm" svg:x2="11.053cm" svg:y2="7.721cm" draw:start-shape="id1" draw:start-glue-point="2" draw:end-shape="id3" draw:end-glue-point="2" svg:d="M6426 7721v772h4627v-772" svg:viewBox="0 0 4628 773">
          <text:p/>
        </draw:connector>
        <draw:frame draw:style-name="gr6" draw:text-style-name="P5" draw:layer="layout" svg:width="1.143cm" svg:height="0.649cm" svg:x="5.745cm" svg:y="8.012cm">
          <draw:text-box>
            <text:p><text:span text:style-name="T2">*</text:span></text:p>
          </draw:text-box>
        </draw:frame>
        <draw:connector draw:style-name="gr7" draw:text-style-name="P4" draw:layer="layout" draw:line-skew="0.272cm" svg:x1="15.629cm" svg:y1="7.721cm" svg:x2="20.133cm" svg:y2="7.721cm" draw:start-shape="id4" draw:start-glue-point="2" draw:end-shape="id5" draw:end-glue-point="2" svg:d="M15629 7721v772h4504v-772" svg:viewBox="0 0 4505 773">
          <text:p/>
        </draw:connector>
        <draw:frame draw:style-name="gr6" draw:text-style-name="P5" draw:layer="layout" svg:width="1.143cm" svg:height="0.649cm" svg:x="15.051cm" svg:y="7.998cm">
          <draw:text-box>
            <text:p><text:span text:style-name="T2">*</text:span></text:p>
          </draw:text-box>
        </draw:frame>
        <draw:g xml:id="id3" draw:id="id3">
          <draw:g>
            <draw:custom-shape draw:style-name="gr8" draw:text-style-name="P1" draw:layer="layout" svg:width="3.262cm" svg:height="2.032cm" svg:x="9.422cm" svg:y="5.5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9.422cm" svg:y1="6.327cm" svg:x2="12.684cm" svg:y2="6.327cm">
              <text:p/>
            </draw:line>
            <draw:g>
              <draw:frame draw:style-name="gr3" draw:text-style-name="P3" draw:layer="layout" svg:width="3.157cm" svg:height="2.156cm" svg:x="9.467cm" svg:y="5.565cm">
                <draw:text-box>
                  <text:p><text:span text:style-name="T1">Classloader</text:span></text:p>
                </draw:text-box>
              </draw:frame>
            </draw:g>
          </draw:g>
        </draw:g>
        <draw:g xml:id="id1" draw:id="id1">
          <draw:g>
            <draw:custom-shape draw:style-name="gr9" draw:text-style-name="P1" draw:layer="layout" svg:width="3.409cm" svg:height="2.032cm" svg:x="4.722cm" svg:y="5.5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4.722cm" svg:y1="6.327cm" svg:x2="8.131cm" svg:y2="6.327cm">
              <text:p/>
            </draw:line>
            <draw:g>
              <draw:frame draw:style-name="gr3" draw:text-style-name="P3" draw:layer="layout" svg:width="3.299cm" svg:height="2.156cm" svg:x="4.769cm" svg:y="5.565cm">
                <draw:text-box>
                  <text:p><text:span text:style-name="T1">Class</text:span></text:p>
                </draw:text-box>
              </draw:frame>
            </draw:g>
          </draw:g>
        </draw:g>
        <draw:g xml:id="id4" draw:id="id4">
          <draw:g>
            <draw:custom-shape draw:style-name="gr10" draw:text-style-name="P1" draw:layer="layout" svg:width="3.215cm" svg:height="2.032cm" svg:x="14.022cm" svg:y="5.5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4.022cm" svg:y1="6.327cm" svg:x2="17.237cm" svg:y2="6.327cm">
              <text:p/>
            </draw:line>
            <draw:g>
              <draw:frame draw:style-name="gr3" draw:text-style-name="P3" draw:layer="layout" svg:width="3.111cm" svg:height="2.156cm" svg:x="14.066cm" svg:y="5.565cm">
                <draw:text-box>
                  <text:p><text:span text:style-name="T1">Thread</text:span></text:p>
                </draw:text-box>
              </draw:frame>
            </draw:g>
          </draw:g>
        </draw:g>
        <draw:g xml:id="id5" draw:id="id5">
          <draw:g>
            <draw:custom-shape draw:style-name="gr11" draw:text-style-name="P1" draw:layer="layout" svg:width="3.422cm" svg:height="2.032cm" svg:x="18.422cm" svg:y="5.5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8.422cm" svg:y1="6.327cm" svg:x2="21.844cm" svg:y2="6.327cm">
              <text:p/>
            </draw:line>
            <draw:g>
              <draw:frame draw:style-name="gr3" draw:text-style-name="P3" draw:layer="layout" svg:width="3.312cm" svg:height="2.156cm" svg:x="18.468cm" svg:y="5.565cm">
                <draw:text-box>
                  <text:p><text:span text:style-name="T1">ThreadGroup</text:span></text:p>
                </draw:text-box>
              </draw:frame>
            </draw:g>
          </draw:g>
        </draw:g>
        <draw:frame draw:style-name="gr12" draw:text-style-name="P3" draw:layer="layout" svg:width="2.794cm" svg:height="0.763cm" svg:x="5.037cm" svg:y="6.388cm">
          <draw:text-box>
            <text:p><text:span text:style-name="T1">name</text:span></text:p>
          </draw:text-box>
        </draw:frame>
        <draw:frame draw:style-name="gr12" draw:text-style-name="P3" draw:layer="layout" svg:width="2.794cm" svg:height="0.763cm" svg:x="9.737cm" svg:y="6.389cm">
          <draw:text-box>
            <text:p><text:span text:style-name="T1">name</text:span></text:p>
          </draw:text-box>
        </draw:frame>
        <draw:frame draw:style-name="gr12" draw:text-style-name="P3" draw:layer="layout" svg:width="2.794cm" svg:height="0.763cm" svg:x="14.437cm" svg:y="6.389cm">
          <draw:text-box>
            <text:p><text:span text:style-name="T1">name</text:span></text:p>
          </draw:text-box>
        </draw:frame>
        <draw:frame draw:style-name="gr12" draw:text-style-name="P3" draw:layer="layout" svg:width="2.794cm" svg:height="0.763cm" svg:x="18.837cm" svg:y="6.389cm">
          <draw:text-box>
            <text:p><text:span text:style-name="T1">nam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Diamond_20_unfilled" draw:display-name="Diamond unfilled" svg:viewBox="0 0 3000 6000" svg:d="M1500 0l1500 3000-1500 3000-1500-3000zM1500 447l-1276 2553 1276 2553 1276-255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3T11:47:14.143416991</meta:creation-date>
    <dc:date>2015-10-13T12:00:47.135662299</dc:date>
    <meta:editing-duration>PT13M33S</meta:editing-duration>
    <meta:editing-cycles>1</meta:editing-cycles>
    <meta:document-statistic meta:object-count="42"/>
    <meta:generator>LibreOffice/4.4.2.2$Linux_X86_64 LibreOffice_project/40m0$Build-2</meta:generator>
  </office:meta>
</office:document-meta>
</file>